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B000002DAB13C0D2A444BC972.png" manifest:media-type="image/png"/>
  <manifest:file-entry manifest:full-path="Pictures/10000001000004ED000002D74F7DB677A0400EDB.png" manifest:media-type="image/png"/>
  <manifest:file-entry manifest:full-path="Pictures/10000001000004B7000002C475FCA2A42BB6E96F.png" manifest:media-type="image/png"/>
  <manifest:file-entry manifest:full-path="Pictures/10000001000004CE000002B1224F3B612CAB6D70.png" manifest:media-type="image/png"/>
  <manifest:file-entry manifest:full-path="Pictures/10000001000004B200000290627935DC8CA9BC08.png" manifest:media-type="image/png"/>
  <manifest:file-entry manifest:full-path="Pictures/10000001000004D4000002C4FBF3CBF7BAA8DA98.png" manifest:media-type="image/png"/>
  <manifest:file-entry manifest:full-path="Pictures/10000001000004A6000002C8FD17F5FE37C60BE0.png" manifest:media-type="image/png"/>
  <manifest:file-entry manifest:full-path="Pictures/10000001000004D2000002B2076AB47221939DB3.png" manifest:media-type="image/png"/>
  <manifest:file-entry manifest:full-path="Pictures/10000001000004AB000002BC4679B4067A854DEE.png" manifest:media-type="image/png"/>
  <manifest:file-entry manifest:full-path="Pictures/10000001000004DA000002B07464BC3222B4F221.png" manifest:media-type="image/png"/>
  <manifest:file-entry manifest:full-path="Pictures/10000001000004B8000002AF294EFA5854C423EE.png" manifest:media-type="image/png"/>
  <manifest:file-entry manifest:full-path="Pictures/10000001000004D6000002BBF62F8B235647C8C7.png" manifest:media-type="image/png"/>
  <manifest:file-entry manifest:full-path="Pictures/10000001000004DE000002C7C24207BBC1C38AC2.png" manifest:media-type="image/png"/>
  <manifest:file-entry manifest:full-path="Pictures/10000001000004F6000002C17B3680A35E0EA0D0.png" manifest:media-type="image/png"/>
  <manifest:file-entry manifest:full-path="Pictures/10000001000004EE000002C4E084D710D872B9F5.png" manifest:media-type="image/png"/>
  <manifest:file-entry manifest:full-path="Pictures/1000000100000500000002C0AF41D5325D30851C.png" manifest:media-type="image/png"/>
  <manifest:file-entry manifest:full-path="Pictures/10000001000004DD000002D5728E62BD74C737E8.png" manifest:media-type="image/png"/>
  <manifest:file-entry manifest:full-path="Pictures/10000001000004E0000002CA84178B97C1F30CD7.png" manifest:media-type="image/png"/>
  <manifest:file-entry manifest:full-path="Pictures/10000001000004C0000002C8BF904E66A2B57A85.png" manifest:media-type="image/png"/>
  <manifest:file-entry manifest:full-path="Pictures/10000001000004D1000002BE39038276611A3279.png" manifest:media-type="image/png"/>
  <manifest:file-entry manifest:full-path="Pictures/10000001000004E6000002C0007FF94D08B1E457.png" manifest:media-type="image/png"/>
  <manifest:file-entry manifest:full-path="Pictures/10000001000004D9000002C3F337A86431781269.png" manifest:media-type="image/png"/>
  <manifest:file-entry manifest:full-path="Pictures/10000001000004DC000002DBE655BDA7821FC660.png" manifest:media-type="image/png"/>
  <manifest:file-entry manifest:full-path="Pictures/10000001000004DC000002C582669F912CDFA31D.png" manifest:media-type="image/png"/>
  <manifest:file-entry manifest:full-path="Pictures/10000001000004F5000002C207DC12787580F3CE.png" manifest:media-type="image/png"/>
  <manifest:file-entry manifest:full-path="Pictures/10000001000004D7000002CFC0B453414D091829.png" manifest:media-type="image/png"/>
  <manifest:file-entry manifest:full-path="Pictures/10000001000004D3000002C50FE666C2AB3BD629.png" manifest:media-type="image/png"/>
  <manifest:file-entry manifest:full-path="Pictures/10000001000004CD000002C78DD77A1F1EFB5A1C.png" manifest:media-type="image/png"/>
  <manifest:file-entry manifest:full-path="Pictures/1000000100000512000002DEEAE3BF5D20DB1E96.png" manifest:media-type="image/png"/>
  <manifest:file-entry manifest:full-path="Pictures/10000001000004D7000002CA0E395D258798038F.png" manifest:media-type="image/png"/>
  <manifest:file-entry manifest:full-path="Pictures/10000001000004B500000295181AC7E4B3B1472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7281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Изображение1" text:anchor-type="char" svg:width="6.9252in" svg:height="4.0665in" draw:z-index="1"><draw:image xlink:href="Pictures/10000001000004DB000002DAB13C0D2A444BC97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Изображение2" text:anchor-type="char" svg:width="6.9252in" svg:height="4.0618in" draw:z-index="0"><draw:image xlink:href="Pictures/10000001000004B7000002C475FCA2A42BB6E96F.png" xlink:type="simple" xlink:show="embed" xlink:actuate="onLoad" draw:mime-type="image/png"/></draw:frame></text:p>
      <text:p text:style-name="Standard"><text:soft-page-break/></text:p>
      <text:p text:style-name="Standard"/>
      <text:p text:style-name="Standard"><draw:frame draw:style-name="fr1" draw:name="Изображение3" text:anchor-type="char" svg:width="6.9252in" svg:height="3.7791in" draw:z-index="2"><draw:image xlink:href="Pictures/10000001000004B200000290627935DC8CA9BC0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Изображение4" text:anchor-type="char" svg:width="6.9252in" svg:height="3.8717in" draw:z-index="3"><draw:image xlink:href="Pictures/10000001000004D2000002B2076AB47221939DB3.png" xlink:type="simple" xlink:show="embed" xlink:actuate="onLoad" draw:mime-type="image/png"/></draw:frame></text:p>
      <text:p text:style-name="Standard"/>
      <text:p text:style-name="Standard"/>
      <text:p text:style-name="P1"><text:soft-page-break/></text:p>
      <text:p text:style-name="P1"><draw:frame draw:style-name="fr1" draw:name="Изображение5" text:anchor-type="char" svg:width="6.9252in" svg:height="4.0563in" draw:z-index="4"><draw:image xlink:href="Pictures/10000001000004AB000002BC4679B4067A854DEE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Изображение6" text:anchor-type="char" svg:width="6.9252in" svg:height="3.8354in" draw:z-index="5"><draw:image xlink:href="Pictures/10000001000004DA000002B07464BC3222B4F221.png" xlink:type="simple" xlink:show="embed" xlink:actuate="onLoad" draw:mime-type="image/png"/></draw:frame></text:p>
      <text:p text:style-name="Standard"/>
      <text:p text:style-name="P1"/>
      <text:p text:style-name="P1"/>
      <text:p text:style-name="P1"><text:soft-page-break/></text:p>
      <text:p text:style-name="P1"><draw:frame draw:style-name="fr1" draw:name="Изображение7" text:anchor-type="char" svg:width="6.9252in" svg:height="4.1429in" draw:z-index="6"><draw:image xlink:href="Pictures/10000001000004A6000002C8FD17F5FE37C60BE0.png" xlink:type="simple" xlink:show="embed" xlink:actuate="onLoad" draw:mime-type="image/png"/></draw:frame></text:p>
      <text:p text:style-name="P1"/>
      <text:p text:style-name="P1"/>
      <text:p text:style-name="P1"><draw:frame draw:style-name="fr1" draw:name="Изображение8" text:anchor-type="char" svg:width="6.9252in" svg:height="3.9661in" draw:z-index="7"><draw:image xlink:href="Pictures/10000001000004D4000002C4FBF3CBF7BAA8DA98.png" xlink:type="simple" xlink:show="embed" xlink:actuate="onLoad" draw:mime-type="image/png"/></draw:frame></text:p>
      <text:p text:style-name="P1"/>
      <text:p text:style-name="P1"><text:soft-page-break/></text:p>
      <text:p text:style-name="P1"><draw:frame draw:style-name="fr1" draw:name="Изображение9" text:anchor-type="char" svg:width="6.9252in" svg:height="3.8783in" draw:z-index="8"><draw:image xlink:href="Pictures/10000001000004CE000002B1224F3B612CAB6D70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Изображение10" text:anchor-type="char" svg:width="6.9252in" svg:height="3.9382in" draw:z-index="9"><draw:image xlink:href="Pictures/10000001000004B8000002AF294EFA5854C423EE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Изображение11" text:anchor-type="char" svg:width="6.9252in" svg:height="3.9098in" draw:z-index="10"><draw:image xlink:href="Pictures/10000001000004D6000002BBF62F8B235647C8C7.png" xlink:type="simple" xlink:show="embed" xlink:actuate="onLoad" draw:mime-type="image/png"/></draw:frame></text:p>
      <text:p text:style-name="P1"/>
      <text:p text:style-name="P1"><draw:frame draw:style-name="fr1" draw:name="Изображение12" text:anchor-type="char" svg:width="6.9252in" svg:height="3.9516in" draw:z-index="11"><draw:image xlink:href="Pictures/10000001000004DE000002C7C24207BBC1C38AC2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><draw:frame draw:style-name="fr1" draw:name="Изображение13" text:anchor-type="char" svg:width="6.9252in" svg:height="3.8437in" draw:z-index="12"><draw:image xlink:href="Pictures/10000001000004F6000002C17B3680A35E0EA0D0.png" xlink:type="simple" xlink:show="embed" xlink:actuate="onLoad" draw:mime-type="image/png"/></draw:frame></text:p>
      <text:p text:style-name="P1"/>
      <text:p text:style-name="P1"/>
      <text:p text:style-name="P1"><draw:frame draw:style-name="fr1" draw:name="Изображение14" text:anchor-type="char" svg:width="6.9252in" svg:height="3.8846in" draw:z-index="13"><draw:image xlink:href="Pictures/10000001000004EE000002C4E084D710D872B9F5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><draw:frame draw:style-name="fr1" draw:name="Изображение15" text:anchor-type="char" svg:width="6.9252in" svg:height="3.8083in" draw:z-index="14"><draw:image xlink:href="Pictures/1000000100000500000002C0AF41D5325D30851C.png" xlink:type="simple" xlink:show="embed" xlink:actuate="onLoad" draw:mime-type="image/png"/></draw:frame></text:p>
      <text:p text:style-name="P1"/>
      <text:p text:style-name="P1"/>
      <text:p text:style-name="P1"><draw:frame draw:style-name="fr1" draw:name="Изображение16" text:anchor-type="char" svg:width="6.9252in" svg:height="4.0319in" draw:z-index="15"><draw:image xlink:href="Pictures/10000001000004DD000002D5728E62BD74C737E8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><draw:frame draw:style-name="fr1" draw:name="Изображение17" text:anchor-type="char" svg:width="6.9252in" svg:height="3.9618in" draw:z-index="16"><draw:image xlink:href="Pictures/10000001000004E0000002CA84178B97C1F30CD7.png" xlink:type="simple" xlink:show="embed" xlink:actuate="onLoad" draw:mime-type="image/png"/></draw:frame></text:p>
      <text:p text:style-name="P1"/>
      <text:p text:style-name="P1"><draw:frame draw:style-name="fr1" draw:name="Изображение18" text:anchor-type="char" svg:width="6.9252in" svg:height="4.0543in" draw:z-index="17"><draw:image xlink:href="Pictures/10000001000004C0000002C8BF904E66A2B57A85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Изображение19" text:anchor-type="char" svg:width="6.9252in" svg:height="3.9425in" draw:z-index="18"><draw:image xlink:href="Pictures/10000001000004D1000002BE39038276611A3279.png" xlink:type="simple" xlink:show="embed" xlink:actuate="onLoad" draw:mime-type="image/png"/></draw:frame></text:p>
      <text:p text:style-name="P1"/>
      <text:p text:style-name="P1"/>
      <text:p text:style-name="P1"><draw:frame draw:style-name="fr1" draw:name="Изображение20" text:anchor-type="char" svg:width="6.9252in" svg:height="3.9445in" draw:z-index="19"><draw:image xlink:href="Pictures/10000001000004D9000002C3F337A86431781269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><draw:frame draw:style-name="fr1" draw:name="Изображение21" text:anchor-type="char" svg:width="6.9252in" svg:height="4.0689in" draw:z-index="20"><draw:image xlink:href="Pictures/10000001000004DC000002DBE655BDA7821FC660.png" xlink:type="simple" xlink:show="embed" xlink:actuate="onLoad" draw:mime-type="image/png"/></draw:frame></text:p>
      <text:p text:style-name="P1"/>
      <text:p text:style-name="P1"><draw:frame draw:style-name="fr1" draw:name="Изображение22" text:anchor-type="char" svg:width="6.9252in" svg:height="3.9465in" draw:z-index="21"><draw:image xlink:href="Pictures/10000001000004DC000002C582669F912CDFA31D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><draw:frame draw:style-name="fr1" draw:name="Изображение23" text:anchor-type="char" svg:width="6.9252in" svg:height="3.852in" draw:z-index="22"><draw:image xlink:href="Pictures/10000001000004F5000002C207DC12787580F3CE.png" xlink:type="simple" xlink:show="embed" xlink:actuate="onLoad" draw:mime-type="image/png"/></draw:frame></text:p>
      <text:p text:style-name="P1"/>
      <text:p text:style-name="P1"/>
      <text:p text:style-name="P1"><draw:frame draw:style-name="fr1" draw:name="Изображение24" text:anchor-type="char" svg:width="6.9252in" svg:height="3.8874in" draw:z-index="23"><draw:image xlink:href="Pictures/10000001000004E6000002C0007FF94D08B1E457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><draw:frame draw:style-name="fr1" draw:name="Изображение25" text:anchor-type="char" svg:width="6.9252in" svg:height="4.0181in" draw:z-index="24"><draw:image xlink:href="Pictures/10000001000004D7000002CFC0B453414D091829.png" xlink:type="simple" xlink:show="embed" xlink:actuate="onLoad" draw:mime-type="image/png"/></draw:frame></text:p>
      <text:p text:style-name="P1"/>
      <text:p text:style-name="P1"/>
      <text:p text:style-name="P1"><draw:frame draw:style-name="fr1" draw:name="Изображение26" text:anchor-type="char" svg:width="6.9252in" svg:height="3.9752in" draw:z-index="25"><draw:image xlink:href="Pictures/10000001000004D3000002C50FE666C2AB3BD629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/>
      <text:p text:style-name="P1"><draw:frame draw:style-name="fr1" draw:name="Изображение27" text:anchor-type="char" svg:width="6.9252in" svg:height="4.0055in" draw:z-index="26"><draw:image xlink:href="Pictures/10000001000004CD000002C78DD77A1F1EFB5A1C.png" xlink:type="simple" xlink:show="embed" xlink:actuate="onLoad" draw:mime-type="image/png"/></draw:frame></text:p>
      <text:p text:style-name="P1"/>
      <text:p text:style-name="P1"/>
      <text:p text:style-name="P1"><draw:frame draw:style-name="fr1" draw:name="Изображение28" text:anchor-type="char" svg:width="6.9252in" svg:height="3.9925in" draw:z-index="27"><draw:image xlink:href="Pictures/10000001000004ED000002D74F7DB677A0400EDB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><draw:frame draw:style-name="fr1" draw:name="Изображение29" text:anchor-type="char" svg:width="6.9252in" svg:height="3.9902in" draw:z-index="28"><draw:image xlink:href="Pictures/10000001000004D7000002CA0E395D258798038F.png" xlink:type="simple" xlink:show="embed" xlink:actuate="onLoad" draw:mime-type="image/png"/></draw:frame></text:p>
      <text:p text:style-name="P1"/>
      <text:p text:style-name="P1"><draw:frame draw:style-name="fr1" draw:name="Изображение30" text:anchor-type="char" svg:width="6.9252in" svg:height="3.9154in" draw:z-index="29"><draw:image xlink:href="Pictures/1000000100000512000002DEEAE3BF5D20DB1E96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Изображение31" text:anchor-type="char" svg:width="6.9252in" svg:height="3.7984in" draw:z-index="30"><draw:image xlink:href="Pictures/10000001000004B500000295181AC7E4B3B1472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22T18:05:10.336000000</dc:date>
    <meta:editing-duration>PT18M54S</meta:editing-duration>
    <meta:editing-cycles>1</meta:editing-cycles>
    <meta:document-statistic meta:table-count="0" meta:image-count="31" meta:object-count="0" meta:page-count="16" meta:paragraph-count="0" meta:word-count="0" meta:character-count="0" meta:non-whitespace-character-count="0"/>
    <meta:generator>LibreOffice/7.4.3.2$Windows_X86_64 LibreOffice_project/1048a8393ae2eeec98dff31b5c133c5f1d08b890</meta:generator>
  </office:meta>
</office:document-meta>
</file>